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16116CC80AC56A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3b3b3" draw:textarea-horizontal-align="justify" draw:textarea-vertical-align="middle" draw:auto-grow-height="false" fo:min-height="5.524cm" fo:min-width="4.481cm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 fo:min-height="5.259cm" fo:min-width="3.881cm"/>
    </style:style>
    <style:style style:name="gr4" style:family="graphic" style:parent-style-name="standard">
      <style:graphic-properties draw:fill-color="#996633" draw:textarea-horizontal-align="justify" draw:textarea-vertical-align="middle" draw:auto-grow-height="false" fo:min-height="2.856cm" fo:min-width="9.386cm"/>
    </style:style>
    <style:style style:name="gr5" style:family="graphic" style:parent-style-name="objectwithoutfill">
      <style:graphic-properties svg:stroke-width="0.3cm" draw:marker-start-width="1.1cm" draw:marker-end="Arrow" draw:marker-end-width="0.8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-color="#b3b3b3"/>
      <style:paragraph-properties fo:text-align="center"/>
    </style:style>
    <style:style style:name="P3" style:family="paragraph">
      <loext:graphic-properties draw:fill-color="#996633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78cm" svg:height="8.672cm" svg:x="4.733cm" svg:y="19.119cm">
          <draw:image xlink:href="Pictures/1000000000000103000000C216116CC80AC56A03.png" xlink:type="simple" xlink:show="embed" xlink:actuate="onLoad">
            <text:p/>
          </draw:image>
        </draw:frame>
        <draw:custom-shape draw:style-name="gr2" draw:text-style-name="P2" draw:layer="layout" svg:width="4.98cm" svg:height="6.54cm" svg:x="4.6cm" svg:y="2.32cm">
          <text:p text:style-name="P1">CSS</text:p>
          <text:p text:style-name="P1">stylesh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4.38cm" svg:height="6.24cm" svg:x="11.32cm" svg:y="2.5cm">
          <text:p text:style-name="P1">(X)HTML</text:p>
          <text:p text:style-name="P1">docum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10.92cm" svg:height="4.14cm" svg:x="4.72cm" svg:y="12.04cm">
          <text:p text:style-name="P1">Display engine </text:p>
          <text:p text:style-name="P1">(e.g. browser)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9.94cm" svg:y1="16.42cm" svg:x2="9.94cm" svg:y2="19.3cm">
          <text:p/>
        </draw:line>
        <draw:line draw:style-name="gr5" draw:text-style-name="P4" draw:layer="layout" svg:x1="7.48cm" svg:y1="8.98cm" svg:x2="7.48cm" svg:y2="11.86cm">
          <text:p/>
        </draw:line>
        <draw:line draw:style-name="gr5" draw:text-style-name="P4" draw:layer="layout" svg:x1="13.36cm" svg:y1="8.92cm" svg:x2="13.36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23:00:09.820275349</meta:creation-date>
    <dc:date>2017-09-23T23:17:21.752661678</dc:date>
    <meta:editing-duration>PT17M11S</meta:editing-duration>
    <meta:editing-cycles>2</meta:editing-cycles>
    <meta:generator>LibreOffice/5.1.6.2$Linux_X86_64 LibreOffice_project/10m0$Build-2</meta:generator>
    <meta:document-statistic meta:object-count="7"/>
  </office:meta>
</office:document-meta>
</file>